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72cm"/>
    </style:style>
    <style:style style:name="co3" style:family="table-column">
      <style:table-column-properties fo:break-before="auto" style:column-width="2.729cm"/>
    </style:style>
    <style:style style:name="co4" style:family="table-column">
      <style:table-column-properties fo:break-before="auto" style:column-width="14.83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41"/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position="sup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BETSE project timesheet </text:p>
          </table:table-cell>
          <table:table-cell table:number-columns-repeated="4"/>
        </table:table-row>
        <table:table-row table:style-name="ro2">
          <table:table-cell table:number-columns-repeated="5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Hours Worked</text:p>
          </table:table-cell>
          <table:table-cell table:style-name="ce5" office:value-type="string" calcext:value-type="string">
            <text:p>Total Time (hrs)</text:p>
          </table:table-cell>
          <table:table-cell table:style-name="ce2" office:value-type="string" calcext:value-type="string">
            <text:p>Activity</text:p>
          </table:table-cell>
          <table:table-cell table:style-name="ce2" office:value-type="string" calcext:value-type="string">
            <text:p>Milestone</text:p>
          </table:table-cell>
        </table:table-row>
        <table:table-row table:style-name="ro3">
          <table:table-cell office:value-type="string" calcext:value-type="string">
            <text:p>Jan 1<text:span text:style-name="T1">st</text:span> 2015</text:p>
          </table:table-cell>
          <table:table-cell table:style-name="ce3" office:value-type="string" calcext:value-type="string">
            <text:p>9 am to 6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ronoi data structure: created, closed &amp; clipped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2<text:span text:style-name="T1">nd</text:span> 2015</text:p>
          </table:table-cell>
          <table:table-cell table:style-name="ce3" office:value-type="string" calcext:value-type="string">
            <text:p>4 pm – 8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rked with Voronoi diagram to calculate cell-specific area, membrane domains and nearest <text:s text:c="2"/></text:p>
          </table:table-cell>
          <table:table-cell office:value-type="string" calcext:value-type="string">
            <text:p>Voronoi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neighbour matrices. </text:p>
          </table:table-cell>
          <table:table-cell/>
        </table:table-row>
        <table:table-row table:style-name="ro3">
          <table:table-cell office:value-type="string" calcext:value-type="string">
            <text:p>Jan 3<text:span text:style-name="T1">rd</text:span> 2015</text:p>
          </table:table-cell>
          <table:table-cell office:value-type="string" calcext:value-type="string">
            <text:p>9 am to 7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pre-defined special plotting functions to associate a data structure with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ll polygons, membrane-domains, smoother centres grid, and nearest-neighbour connections. </text:p>
          </table:table-cell>
          <table:table-cell/>
        </table:table-row>
        <table:table-row table:style-name="ro3">
          <table:table-cell office:value-type="string" calcext:value-type="string">
            <text:p>Jan 4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 Voronoi clip bug + concave hull for proper boundary and cluster shape specification 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8<text:span text:style-name="T1">th</text:span> 2015</text:p>
          </table:table-cell>
          <table:table-cell office:value-type="string" calcext:value-type="string">
            <text:p>2 pm to 10 pm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 work on comp geom module and plotting <text:s/>(concave hull bug fixed + new structures)</text:p>
          </table:table-cell>
          <table:table-cell office:value-type="string" calcext:value-type="string">
            <text:p>Voronoi</text:p>
          </table:table-cell>
        </table:table-row>
        <table:table-row table:style-name="ro3">
          <table:table-cell office:value-type="string" calcext:value-type="string">
            <text:p>Jan 9<text:span text:style-name="T1">th</text:span> 2015</text:p>
          </table:table-cell>
          <table:table-cell office:value-type="string" calcext:value-type="string">
            <text:p>1 p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nished the basic comp geom module (world.py) with cell-specific vector and ecm data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10<text:span text:style-name="T1">th</text:span> 2015</text:p>
          </table:table-cell>
          <table:table-cell office:value-type="string" calcext:value-type="string">
            <text:p>9 am to 1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ing and improving plots and preparing a progress report </text:p>
          </table:table-cell>
          <table:table-cell office:value-type="string" calcext:value-type="string">
            <text:p>Port</text:p>
          </table:table-cell>
        </table:table-row>
        <table:table-row table:style-name="ro2">
          <table:table-cell/>
          <table:table-cell office:value-type="string" calcext:value-type="string">
            <text:p>5 pm to 9 pm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 gap junctions, improved plots, fixed documentation 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11<text:span text:style-name="T1">th</text:span> 2015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5<text:span text:style-name="T1">th</text:span> 2015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ata structures for computational loops 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16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ing diffusion computations &amp; RK4 methodology 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17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ed electrodiffusion computations on gj-connected cells and ecm segments + RK4</text:p>
          </table:table-cell>
          <table:table-cell office:value-type="string" calcext:value-type="string">
            <text:p>RK4 solver</text:p>
          </table:table-cell>
        </table:table-row>
        <table:table-row table:style-name="ro3">
          <table:table-cell office:value-type="string" calcext:value-type="string">
            <text:p>Jan 23<text:span text:style-name="T1">rd</text:span></text:p>
          </table:table-cell>
          <table:table-cell office:value-type="string" calcext:value-type="string">
            <text:p>1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ated basic simulation loop with NaKATPase pumps and electrodiffusion in individual cells.</text:p>
          </table:table-cell>
          <table:table-cell office:value-type="string" calcext:value-type="string">
            <text:p>Port </text:p>
          </table:table-cell>
        </table:table-row>
        <table:table-row table:style-name="ro3">
          <table:table-cell office:value-type="string" calcext:value-type="string">
            <text:p>Jan 24<text:span text:style-name="T1">th</text:span> </text:p>
          </table:table-cell>
          <table:table-cell table:style-name="ce3" office:value-type="string" calcext:value-type="string">
            <text:p>9 a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orking on gap junc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5<text:span text:style-name="T1">th</text:span> </text:p>
          </table:table-cell>
          <table:table-cell office:value-type="string" calcext:value-type="string">
            <text:p>9 am to 5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nning, saving &amp; loading initialization and simulation runs. GJ implementations in BETSE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29<text:span text:style-name="T1">th</text:span> </text:p>
          </table:table-cell>
          <table:table-cell office:value-type="string" calcext:value-type="string">
            <text:p>5 pm to 9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Jan 30<text:span text:style-name="T1">th</text:span> </text:p>
          </table:table-cell>
          <table:table-cell office:value-type="string" calcext:value-type="string">
            <text:p>10 am to 2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raph interactivity and code clean up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<text:span text:style-name="T1">st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imations and code clean up.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5<text:span text:style-name="T1">th</text:span></text:p>
          </table:table-cell>
          <table:table-cell office:value-type="string" calcext:value-type="string">
            <text:p>2pm to 10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ap junctions and user interven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oltage gated sodium and potassium channel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7<text:span text:style-name="T1">th</text:span></text:p>
          </table:table-cell>
          <table:table-cell office:value-type="string" calcext:value-type="string">
            <text:p>10 am to 9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oltage gated sodium and potassium channels – matrix format and parameter optimization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13<text:span text:style-name="T1">th</text:span></text:p>
          </table:table-cell>
          <table:table-cell office:value-type="string" calcext:value-type="string">
            <text:p>2 to 6 p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lcium dynamics</text:p>
          </table:table-cell>
          <table:table-cell office:value-type="string" calcext:value-type="string">
            <text:p>Ca2+ features</text:p>
          </table:table-cell>
        </table:table-row>
        <table:table-row table:style-name="ro3">
          <table:table-cell office:value-type="string" calcext:value-type="string">
            <text:p>Feb 14<text:span text:style-name="T1">th</text:span> 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nel and calcium dynamics</text:p>
          </table:table-cell>
          <table:table-cell office:value-type="string" calcext:value-type="string">
            <text:p>Ca2+ features</text:p>
          </table:table-cell>
        </table:table-row>
        <table:table-row table:style-name="ro3">
          <table:table-cell office:value-type="string" calcext:value-type="string">
            <text:p>Feb 15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nnel and calcium dynamics</text:p>
          </table:table-cell>
          <table:table-cell office:value-type="string" calcext:value-type="string">
            <text:p>Ca2+ features</text:p>
          </table:table-cell>
        </table:table-row>
        <table:table-row table:style-name="ro3">
          <table:table-cell office:value-type="string" calcext:value-type="string">
            <text:p>Feb 16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ser plotting features and code clean up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20<text:span text:style-name="T1">th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ed plotting feature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21<text:span text:style-name="T1">st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ed plotting features and yaml file for user configuration specifications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22<text:span text:style-name="T1">nd</text:span></text:p>
          </table:table-cell>
          <table:table-cell office:value-type="string" calcext:value-type="string">
            <text:p>10 am to 10 p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ed vgNa and vgK dynamics and yaml config</text:p>
          </table:table-cell>
          <table:table-cell office:value-type="string" calcext:value-type="string">
            <text:p>Port</text:p>
          </table:table-cell>
        </table:table-row>
        <table:table-row table:style-name="ro3">
          <table:table-cell office:value-type="string" calcext:value-type="string">
            <text:p>Feb 26<text:span text:style-name="T1">th</text:span></text:p>
          </table:table-cell>
          <table:table-cell office:value-type="string" calcext:value-type="string">
            <text:p>2pm to 11 p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icarbonate buffer, HKATPase pump dynamics corrected. </text:p>
          </table:table-cell>
          <table:table-cell office:value-type="string" calcext:value-type="string">
            <text:p>H+ features</text:p>
          </table:table-cell>
        </table:table-row>
        <table:table-row table:style-name="ro2" table:number-rows-repeated="1048541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0000-00-00</text:date>, <text:time style:data-style-name="N2" text:time-value="22:46:41.6044428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Pietak</meta:initial-creator>
    <meta:creation-date>2015-01-02T16:04:45.847523454</meta:creation-date>
    <meta:generator>LibreOffice/4.3.3.2$Linux_X86_64 LibreOffice_project/430m0$Build-2</meta:generator>
    <dc:date>2015-02-26T22:48:56.393966107</dc:date>
    <dc:creator>Alexis Pietak</dc:creator>
    <meta:editing-duration>PT10H1M40S</meta:editing-duration>
    <meta:editing-cycles>44</meta:editing-cycles>
    <meta:document-statistic meta:table-count="1" meta:cell-count="152" meta:object-count="0"/>
  </office:meta>
</office:document-meta>
</file>